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000000" draw:marker-start-width="0.253cm" draw:marker-end-width="0.253cm" draw:fill="none" draw:fill-color="#ffffff" fo:min-height="0.65cm"/>
    </style:style>
    <style:style style:name="gr2" style:family="graphic" style:parent-style-name="standard">
      <style:graphic-properties svg:stroke-width="0.035cm" svg:stroke-color="#000000" draw:marker-start-width="0.253cm" draw:marker-end-width="0.253cm" draw:fill="gradient" draw:fill-gradient-name="Gradient_20_24" draw:textarea-horizontal-align="justify" draw:textarea-vertical-align="middle" draw:auto-grow-height="false" fo:min-height="1.058cm" fo:min-width="2.788cm" fo:padding-top="0.143cm" fo:padding-bottom="0.143cm" fo:padding-left="0.268cm" fo:padding-right="0.268cm"/>
    </style:style>
    <style:style style:name="gr3" style:family="graphic" style:parent-style-name="standard">
      <style:graphic-properties svg:stroke-width="0.035cm" svg:stroke-color="#000000" draw:marker-start-width="0.253cm" draw:marker-end-width="0.253cm" draw:fill="gradient" draw:fill-gradient-name="Gradient_20_10" draw:textarea-horizontal-align="justify" draw:textarea-vertical-align="middle" draw:auto-grow-height="false" fo:min-height="1.264cm" fo:min-width="1.114cm" fo:padding-top="0.143cm" fo:padding-bottom="0.143cm" fo:padding-left="0.268cm" fo:padding-right="0.268cm"/>
    </style:style>
    <style:style style:name="gr4" style:family="graphic" style:parent-style-name="standard">
      <style:graphic-properties svg:stroke-width="0.035cm" svg:stroke-color="#000000" draw:marker-start-width="0.253cm" draw:marker-end-width="0.253cm" draw:fill="gradient" draw:fill-gradient-name="Gradient_20_20" draw:textarea-horizontal-align="justify" draw:textarea-vertical-align="middle" draw:auto-grow-height="false" fo:min-height="2.014cm" fo:min-width="4.764cm" fo:padding-top="0.143cm" fo:padding-bottom="0.143cm" fo:padding-left="0.268cm" fo:padding-right="0.268cm"/>
    </style:style>
    <style:style style:name="gr5" style:family="graphic" style:parent-style-name="standard">
      <style:graphic-properties svg:stroke-width="0.035cm" svg:stroke-color="#000000" draw:marker-start-width="0.253cm" draw:marker-end-width="0.253cm" draw:fill="gradient" draw:fill-gradient-name="Gradient_20_12" draw:textarea-horizontal-align="justify" draw:textarea-vertical-align="middle" draw:auto-grow-height="false" fo:min-height="1.264cm" fo:min-width="1.114cm" fo:padding-top="0.143cm" fo:padding-bottom="0.143cm" fo:padding-left="0.268cm" fo:padding-right="0.268cm"/>
    </style:style>
    <style:style style:name="gr6" style:family="graphic" style:parent-style-name="standard">
      <style:graphic-properties svg:stroke-width="0.035cm" svg:stroke-color="#000000" draw:marker-start-width="0.253cm" draw:marker-end-width="0.253cm" draw:textarea-vertical-align="middle" fo:padding-top="0.143cm" fo:padding-bottom="0.143cm" fo:padding-left="0.268cm" fo:padding-right="0.268cm"/>
    </style:style>
    <style:style style:name="gr7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3cm" draw:marker-end-width="0.253cm" draw:fill="none" draw:fill-color="#ffffff" fo:min-height="0.637cm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standard">
      <style:graphic-properties draw:fill="gradient" draw:fill-gradient-name="Gradient_20_56" draw:textarea-horizontal-align="justify" draw:textarea-vertical-align="middle" draw:auto-grow-height="false" fo:min-height="14.65cm" fo:min-width="0cm"/>
    </style:style>
    <style:style style:name="gr11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1.058cm" fo:min-width="2.788cm" fo:padding-top="0.143cm" fo:padding-bottom="0.143cm" fo:padding-left="0.268cm" fo:padding-right="0.268cm"/>
    </style:style>
    <style:style style:name="gr12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1.264cm" fo:min-width="1.114cm" fo:padding-top="0.143cm" fo:padding-bottom="0.143cm" fo:padding-left="0.268cm" fo:padding-right="0.268cm"/>
    </style:style>
    <style:style style:name="gr13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2.014cm" fo:min-width="4.764cm" fo:padding-top="0.143cm" fo:padding-bottom="0.143cm" fo:padding-left="0.268cm" fo:padding-right="0.268cm"/>
    </style:style>
    <style:style style:name="gr14" style:family="graphic" style:parent-style-name="standard">
      <style:graphic-properties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106cm" svg:stroke-color="#00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 draw:fill-color="#ffffff"/>
      <style:text-properties fo:font-size="10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Gradient_20_24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gradient" draw:fill-gradient-name="Gradient_20_10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gradient" draw:fill-gradient-name="Gradient_20_20"/>
      <style:paragraph-properties fo:text-align="center"/>
      <style:text-properties fo:font-size="15pt"/>
    </style:style>
    <style:style style:name="P6" style:family="paragraph">
      <loext:graphic-properties draw:fill="gradient" draw:fill-gradient-name="Gradient_20_12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gradient" draw:fill-gradient-name="Gradient_20_56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15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cm" svg:height="0.9cm" svg:x="8.4cm" svg:y="4cm">
          <draw:text-box>
            <text:p><text:span text:style-name="T1">yes</text:span></text:p>
          </draw:text-box>
        </draw:frame>
        <draw:frame draw:style-name="gr1" draw:text-style-name="P1" draw:layer="layout" svg:width="1.4cm" svg:height="0.9cm" svg:x="8.4cm" svg:y="7.8cm">
          <draw:text-box>
            <text:p><text:span text:style-name="T2">no</text:span></text:p>
          </draw:text-box>
        </draw:frame>
        <draw:frame draw:style-name="gr1" draw:text-style-name="P1" draw:layer="layout" svg:width="1.4cm" svg:height="0.9cm" svg:x="11.6cm" svg:y="7cm">
          <draw:text-box>
            <text:p><text:span text:style-name="T1">no</text:span></text:p>
          </draw:text-box>
        </draw:frame>
        <draw:frame draw:style-name="gr1" draw:text-style-name="P1" draw:layer="layout" svg:width="1.4cm" svg:height="0.9cm" svg:x="11.6cm" svg:y="10.8cm">
          <draw:text-box>
            <text:p><text:span text:style-name="T2">yes</text:span></text:p>
          </draw:text-box>
        </draw:frame>
        <draw:frame draw:style-name="gr1" draw:text-style-name="P1" draw:layer="layout" svg:width="1.4cm" svg:height="0.9cm" svg:x="14.901cm" svg:y="11.1cm">
          <draw:text-box>
            <text:p><text:span text:style-name="T1">no</text:span></text:p>
          </draw:text-box>
        </draw:frame>
        <draw:frame draw:style-name="gr1" draw:text-style-name="P1" draw:layer="layout" svg:width="1.4cm" svg:height="0.9cm" svg:x="14.901cm" svg:y="14.9cm">
          <draw:text-box>
            <text:p><text:span text:style-name="T2">yes</text:span></text:p>
          </draw:text-box>
        </draw:frame>
        <draw:custom-shape draw:style-name="gr2" draw:text-style-name="P3" xml:id="id3" draw:id="id3" draw:layer="layout" svg:width="4.7cm" svg:height="1.9cm" svg:x="1cm" svg:y="5.4cm">
          <text:p text:style-name="P2"><text:span text:style-name="T3">My configuration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3.3cm" svg:height="3.1cm" svg:x="6.8cm" svg:y="4.8cm">
          <text:p text:style-name="P2"><text:span text:style-name="T3">is a one</text:span></text:p>
          <text:p text:style-name="P2"><text:span text:style-name="T3">sho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4" draw:id="id4" draw:layer="layout" svg:width="5.3cm" svg:height="2.3cm" svg:x="17.9cm" svg:y="0.7cm">
          <text:p text:style-name="P2"><text:span text:style-name="T4">Command lin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3.3cm" svg:height="3.1cm" svg:x="10cm" svg:y="7.7cm">
          <text:p text:style-name="P2"><text:span text:style-name="T3">concerns</text:span></text:p>
          <text:p text:style-name="P2"><text:span text:style-name="T3">several</text:span></text:p>
          <text:p text:style-name="P2"><text:span text:style-name="T3">cas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8.45cm" svg:y1="7.9cm" svg:x2="10cm" svg:y2="9.25cm" draw:start-shape="id1" draw:start-glue-point="6" draw:end-shape="id2" draw:end-glue-point="5" svg:d="M8450 7900v1350h1550" svg:viewBox="0 0 1551 1351">
          <text:p/>
        </draw:connector>
        <draw:connector draw:style-name="gr6" draw:text-style-name="P2" draw:layer="layout" svg:x1="5.7cm" svg:y1="6.35cm" svg:x2="6.8cm" svg:y2="6.35cm" draw:start-shape="id3" draw:start-glue-point="10" draw:end-shape="id1" draw:end-glue-point="5" svg:d="M5700 6350h1100" svg:viewBox="0 0 1101 1">
          <text:p/>
        </draw:connector>
        <draw:custom-shape draw:style-name="gr4" draw:text-style-name="P5" xml:id="id5" draw:id="id5" draw:layer="layout" svg:width="5.3cm" svg:height="2.3cm" svg:x="17.9cm" svg:y="5.305cm">
          <text:p text:style-name="P2"><text:span text:style-name="T4">Simple yaml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8.45cm" svg:y1="4.8cm" svg:x2="17.9cm" svg:y2="1.85cm" draw:start-shape="id1" draw:start-glue-point="4" draw:end-shape="id4" draw:end-glue-point="3" svg:d="M8450 4800v-2950h9450" svg:viewBox="0 0 9451 2951">
          <text:p/>
        </draw:connector>
        <draw:custom-shape draw:style-name="gr5" draw:text-style-name="P6" xml:id="id6" draw:id="id6" draw:layer="layout" svg:width="3.3cm" svg:height="3.1cm" svg:x="13.302cm" svg:y="11.801cm">
          <text:p text:style-name="P2"><text:span text:style-name="T3">is</text:span></text:p>
          <text:p text:style-name="P2"><text:span text:style-name="T3">complex</text:span><text:span text:style-name="T5">*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7" draw:id="id7" draw:layer="layout" svg:width="5.3cm" svg:height="2.3cm" svg:x="17.9cm" svg:y="9.91cm">
          <text:p text:style-name="P2"><text:span text:style-name="T4">Kustomiz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8" draw:id="id8" draw:layer="layout" svg:width="5.3cm" svg:height="2.3cm" svg:x="17.9cm" svg:y="14.479cm">
          <text:p text:style-name="P2"><text:span text:style-name="T4">Helm chart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.65cm" svg:y1="7.7cm" svg:x2="17.9cm" svg:y2="6.455cm" draw:start-shape="id2" draw:start-glue-point="4" draw:end-shape="id5" draw:end-glue-point="3" svg:d="M11650 7700v-1245h6250" svg:viewBox="0 0 6251 1246">
          <text:p/>
        </draw:connector>
        <draw:connector draw:style-name="gr7" draw:text-style-name="P2" draw:layer="layout" svg:x1="11.65cm" svg:y1="10.8cm" svg:x2="13.302cm" svg:y2="13.351cm" draw:start-shape="id2" draw:start-glue-point="6" draw:end-shape="id6" draw:end-glue-point="5" svg:d="M11650 10800v2551h1652" svg:viewBox="0 0 1653 2552">
          <text:p/>
        </draw:connector>
        <draw:connector draw:style-name="gr7" draw:text-style-name="P2" draw:layer="layout" svg:x1="14.952cm" svg:y1="11.801cm" svg:x2="17.9cm" svg:y2="11.06cm" draw:start-shape="id6" draw:start-glue-point="4" draw:end-shape="id7" draw:end-glue-point="3" svg:d="M14952 11801v-741h2948" svg:viewBox="0 0 2949 742">
          <text:p/>
        </draw:connector>
        <draw:connector draw:style-name="gr7" draw:text-style-name="P2" draw:layer="layout" svg:x1="14.952cm" svg:y1="14.901cm" svg:x2="17.9cm" svg:y2="15.629cm" draw:start-shape="id6" draw:start-glue-point="6" draw:end-shape="id8" draw:end-glue-point="3" svg:d="M14952 14901v728h2948" svg:viewBox="0 0 2949 729">
          <text:p/>
        </draw:connector>
        <draw:frame draw:style-name="gr8" draw:text-style-name="P7" draw:layer="layout" svg:width="10.6cm" svg:height="0.887cm" svg:x="12.6cm" svg:y="17.4cm">
          <draw:text-box>
            <text:p><text:span text:style-name="T6">* complex as needing conditionals to valorize or depending on contextual values</text:span></text:p>
          </draw:text-box>
        </draw:frame>
        <draw:frame draw:style-name="gr9" draw:text-style-name="P8" draw:layer="layout" svg:width="2cm" svg:height="0.8cm" svg:x="23.3cm" svg:y="0.6cm">
          <draw:text-box>
            <text:p text:style-name="P2"><text:span text:style-name="T6">easy</text:span></text:p>
          </draw:text-box>
        </draw:frame>
        <draw:frame draw:style-name="gr9" draw:text-style-name="P8" draw:layer="layout" svg:width="2cm" svg:height="0.8cm" svg:x="23.3cm" svg:y="16.3cm">
          <draw:text-box>
            <text:p text:style-name="P2"><text:span text:style-name="T6">difficult</text:span></text:p>
          </draw:text-box>
        </draw:frame>
        <draw:custom-shape draw:style-name="gr10" draw:text-style-name="P9" draw:layer="layout" svg:width="0.4cm" svg:height="14.9cm" svg:x="24.1cm" svg:y="1.3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.4cm" svg:height="0.9cm" svg:x="8.391cm" svg:y="4cm">
          <draw:text-box>
            <text:p><text:span text:style-name="T1">yes</text:span></text:p>
          </draw:text-box>
        </draw:frame>
        <draw:frame draw:style-name="gr1" draw:text-style-name="P1" draw:layer="layout" svg:width="1.4cm" svg:height="0.9cm" svg:x="8.391cm" svg:y="7.8cm">
          <draw:text-box>
            <text:p><text:span text:style-name="T2">no</text:span></text:p>
          </draw:text-box>
        </draw:frame>
        <draw:frame draw:style-name="gr1" draw:text-style-name="P1" draw:layer="layout" svg:width="1.4cm" svg:height="0.9cm" svg:x="11.591cm" svg:y="7cm">
          <draw:text-box>
            <text:p><text:span text:style-name="T1">no</text:span></text:p>
          </draw:text-box>
        </draw:frame>
        <draw:frame draw:style-name="gr1" draw:text-style-name="P1" draw:layer="layout" svg:width="1.4cm" svg:height="0.9cm" svg:x="11.591cm" svg:y="10.8cm">
          <draw:text-box>
            <text:p><text:span text:style-name="T2">yes</text:span></text:p>
          </draw:text-box>
        </draw:frame>
        <draw:frame draw:style-name="gr1" draw:text-style-name="P1" draw:layer="layout" svg:width="1.4cm" svg:height="0.9cm" svg:x="14.892cm" svg:y="11.1cm">
          <draw:text-box>
            <text:p><text:span text:style-name="T1">no</text:span></text:p>
          </draw:text-box>
        </draw:frame>
        <draw:frame draw:style-name="gr1" draw:text-style-name="P1" draw:layer="layout" svg:width="1.4cm" svg:height="0.9cm" svg:x="14.892cm" svg:y="14.9cm">
          <draw:text-box>
            <text:p><text:span text:style-name="T2">yes</text:span></text:p>
          </draw:text-box>
        </draw:frame>
        <draw:custom-shape draw:style-name="gr11" draw:text-style-name="P10" xml:id="id11" draw:id="id11" draw:layer="layout" svg:width="4.7cm" svg:height="1.9cm" svg:x="0.991cm" svg:y="5.4cm">
          <text:p text:style-name="P2"><text:span text:style-name="T3">My configuration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9" draw:id="id9" draw:layer="layout" svg:width="3.3cm" svg:height="3.1cm" svg:x="6.791cm" svg:y="4.8cm">
          <text:p text:style-name="P2"><text:span text:style-name="T3">is a one</text:span></text:p>
          <text:p text:style-name="P2"><text:span text:style-name="T3">sho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" draw:id="id12" draw:layer="layout" svg:width="5.3cm" svg:height="2.3cm" svg:x="17.891cm" svg:y="0.7cm">
          <text:p text:style-name="P2"><text:span text:style-name="T4">Command lin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10" draw:id="id10" draw:layer="layout" svg:width="3.3cm" svg:height="3.1cm" svg:x="9.991cm" svg:y="7.7cm">
          <text:p text:style-name="P2"><text:span text:style-name="T3">concerns</text:span></text:p>
          <text:p text:style-name="P2"><text:span text:style-name="T3">several</text:span></text:p>
          <text:p text:style-name="P2"><text:span text:style-name="T3">cas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2" draw:layer="layout" svg:x1="8.441cm" svg:y1="7.9cm" svg:x2="9.991cm" svg:y2="9.25cm" draw:start-shape="id9" draw:start-glue-point="6" draw:end-shape="id10" draw:end-glue-point="5" svg:d="M8441 7900v1350h1550" svg:viewBox="0 0 1551 1351">
          <text:p/>
        </draw:connector>
        <draw:connector draw:style-name="gr14" draw:text-style-name="P12" draw:layer="layout" svg:x1="5.691cm" svg:y1="6.35cm" svg:x2="6.791cm" svg:y2="6.35cm" draw:start-shape="id11" draw:start-glue-point="10" draw:end-shape="id9" draw:end-glue-point="5" svg:d="M5691 6350h1100" svg:viewBox="0 0 1101 1">
          <text:p/>
        </draw:connector>
        <draw:custom-shape draw:style-name="gr13" draw:text-style-name="P11" xml:id="id13" draw:id="id13" draw:layer="layout" svg:width="5.3cm" svg:height="2.3cm" svg:x="17.891cm" svg:y="5.305cm">
          <text:p text:style-name="P2"><text:span text:style-name="T4">Simple yaml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svg:x1="8.441cm" svg:y1="4.8cm" svg:x2="17.891cm" svg:y2="1.85cm" draw:start-shape="id9" draw:start-glue-point="4" draw:end-shape="id12" draw:end-glue-point="3" svg:d="M8441 4800v-2950h9450" svg:viewBox="0 0 9451 2951">
          <text:p/>
        </draw:connector>
        <draw:custom-shape draw:style-name="gr12" draw:text-style-name="P10" xml:id="id14" draw:id="id14" draw:layer="layout" svg:width="3.3cm" svg:height="3.1cm" svg:x="13.293cm" svg:y="11.801cm">
          <text:p text:style-name="P2"><text:span text:style-name="T3">is</text:span></text:p>
          <text:p text:style-name="P2"><text:span text:style-name="T3">complex</text:span><text:span text:style-name="T5">*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5" draw:id="id15" draw:layer="layout" svg:width="5.3cm" svg:height="2.3cm" svg:x="17.891cm" svg:y="9.91cm">
          <text:p text:style-name="P2"><text:span text:style-name="T4">Kustomize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6" draw:id="id16" draw:layer="layout" svg:width="5.3cm" svg:height="2.3cm" svg:x="17.891cm" svg:y="14.479cm">
          <text:p text:style-name="P2"><text:span text:style-name="T4">Helm chart</text:span></text:p>
          <draw:enhanced-geometry svg:viewBox="0 0 21600 21600" draw:type="rectangle" draw:enhanced-path="M 0 0 L 21600 0 21600 21600 0 21600 0 0 Z N"/>
        </draw:custom-shape>
        <draw:connector draw:style-name="gr15" draw:text-style-name="P12" draw:layer="layout" svg:x1="11.641cm" svg:y1="7.7cm" svg:x2="17.891cm" svg:y2="6.455cm" draw:start-shape="id10" draw:start-glue-point="4" draw:end-shape="id13" draw:end-glue-point="3" svg:d="M11641 7700v-1245h6250" svg:viewBox="0 0 6251 1246">
          <text:p/>
        </draw:connector>
        <draw:connector draw:style-name="gr15" draw:text-style-name="P12" draw:layer="layout" svg:x1="11.641cm" svg:y1="10.8cm" svg:x2="13.293cm" svg:y2="13.351cm" draw:start-shape="id10" draw:start-glue-point="6" draw:end-shape="id14" draw:end-glue-point="5" svg:d="M11641 10800v2551h1652" svg:viewBox="0 0 1653 2552">
          <text:p/>
        </draw:connector>
        <draw:connector draw:style-name="gr15" draw:text-style-name="P12" draw:layer="layout" svg:x1="14.943cm" svg:y1="11.801cm" svg:x2="17.891cm" svg:y2="11.06cm" draw:start-shape="id14" draw:start-glue-point="4" draw:end-shape="id15" draw:end-glue-point="3" svg:d="M14943 11801v-741h2948" svg:viewBox="0 0 2949 742">
          <text:p/>
        </draw:connector>
        <draw:connector draw:style-name="gr15" draw:text-style-name="P12" draw:layer="layout" svg:x1="14.943cm" svg:y1="14.901cm" svg:x2="17.891cm" svg:y2="15.629cm" draw:start-shape="id14" draw:start-glue-point="6" draw:end-shape="id16" draw:end-glue-point="3" svg:d="M14943 14901v728h2948" svg:viewBox="0 0 2949 729">
          <text:p/>
        </draw:connector>
        <draw:frame draw:style-name="gr8" draw:text-style-name="P7" draw:layer="layout" svg:width="10.691cm" svg:height="0.887cm" svg:x="12.5cm" svg:y="17.4cm">
          <draw:text-box>
            <text:p><text:span text:style-name="T6">* complex as needing conditionals to valorize or depending on contextual values</text:span></text:p>
          </draw:text-box>
        </draw:frame>
        <draw:line draw:style-name="gr16" draw:text-style-name="P12" draw:layer="layout" svg:x1="24.291cm" svg:y1="1.4cm" svg:x2="24.291cm" svg:y2="16cm">
          <text:p/>
        </draw:line>
        <draw:frame draw:style-name="gr9" draw:text-style-name="P8" draw:layer="layout" svg:width="2cm" svg:height="0.8cm" svg:x="23.291cm" svg:y="0.6cm">
          <draw:text-box>
            <text:p text:style-name="P2"><text:span text:style-name="T6">easy</text:span></text:p>
          </draw:text-box>
        </draw:frame>
        <draw:frame draw:style-name="gr9" draw:text-style-name="P8" draw:layer="layout" svg:width="2cm" svg:height="0.8cm" svg:x="23.291cm" svg:y="16.3cm">
          <draw:text-box>
            <text:p text:style-name="P2"><text:span text:style-name="T6">difficul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6f9d4" draw:end-color="#bbe33d" draw:start-intensity="100%" draw:end-intensity="100%" draw:angle="300" draw:border="0%"/>
    <draw:gradient draw:name="Gradient_20_12" draw:display-name="Gradient 12" draw:style="linear" draw:start-color="#f6f9d4" draw:end-color="#bbe33d" draw:start-intensity="100%" draw:end-intensity="100%" draw:angle="300" draw:border="0%"/>
    <draw:gradient draw:name="Gradient_20_20" draw:display-name="Gradient 20" draw:style="linear" draw:start-color="#dedce6" draw:end-color="#729fcf" draw:start-intensity="100%" draw:end-intensity="100%" draw:angle="300" draw:border="0%"/>
    <draw:gradient draw:name="Gradient_20_24" draw:display-name="Gradient 24" draw:style="linear" draw:start-color="#fff5ce" draw:end-color="#ff860d" draw:start-intensity="100%" draw:end-intensity="100%" draw:angle="300" draw:border="0%"/>
    <draw:gradient draw:name="Gradient_20_56" draw:display-name="Gradient 56" draw:style="linear" draw:start-color="#00a933" draw:end-color="#f10d0c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9T23:25:58.151566650</meta:creation-date>
    <dc:date>2019-07-02T07:06:02.938945708</dc:date>
    <meta:editing-duration>PT8M14S</meta:editing-duration>
    <meta:editing-cycles>3</meta:editing-cycles>
    <meta:generator>LibreOffice/6.2.4.2$MacOSX_X86_64 LibreOffice_project/2412653d852ce75f65fbfa83fb7e7b669a126d64</meta:generator>
    <meta:document-statistic meta:object-count="50"/>
  </office:meta>
</office:document-meta>
</file>